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0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78cm"/>
    </style:style>
    <style:style style:name="gr1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9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  <style:text-properties fo:font-size="9pt" style:font-size-asian="24pt" style:font-size-complex="24pt"/>
    </style:style>
    <style:style style:name="P5" style:family="paragraph">
      <style:text-properties fo:font-size="9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0000ff" fo:font-size="9pt"/>
    </style:style>
    <style:style style:name="T1" style:family="text">
      <style:text-properties fo:font-size="9pt"/>
    </style:style>
    <style:style style:name="T2" style:family="text">
      <style:text-properties fo:font-family="'Nimbus Roman No9 L'" style:font-pitch="variable" fo:font-size="9pt" style:font-family-asian="'Nimbus Roman No9 L'" style:font-pitch-asian="variable" style:font-family-complex="'Nimbus Roman No9 L'" style:font-pitch-complex="variable"/>
    </style:style>
    <style:style style:name="T3" style:family="text">
      <style:text-properties fo:font-family="'Nimbus Roman No9 L'" style:font-pitch="variable" fo:font-size="9pt" style:font-family-asian="'Nimbus Roman No9 L'" style:font-pitch-asian="variable" style:font-size-asian="24pt" style:font-family-complex="'Nimbus Roman No9 L'" style:font-pitch-complex="variable" style:font-size-complex="24pt"/>
    </style:style>
    <style:style style:name="T4" style:family="text">
      <style:text-properties fo:color="#0000ff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id="id3" draw:layer="layout" svg:width="0.548cm" svg:height="0.446cm" svg:x="12.975cm" svg:y="0.923cm">
          <draw:text-box>
            <text:p text:style-name="P1"><text:span text:style-name="T1">gcm</text:span></text:p>
          </draw:text-box>
        </draw:frame>
        <draw:frame draw:style-name="gr2" draw:text-style-name="P2" draw:id="id2" draw:layer="layout" svg:width="1.103cm" svg:height="0.446cm" svg:x="4.523cm" svg:y="2.867cm">
          <draw:text-box>
            <text:p text:style-name="P1"><text:span text:style-name="T1">dynetat0</text:span></text:p>
          </draw:text-box>
        </draw:frame>
        <draw:connector draw:style-name="gr3" draw:text-style-name="P3" draw:layer="layout" draw:type="line" svg:x1="13.249cm" svg:y1="1.369cm" svg:x2="5.074cm" svg:y2="2.867cm" draw:start-shape="id1" draw:start-glue-point="2" draw:end-shape="id2" draw:end-glue-point="0">
          <text:p text:style-name="P1"/>
        </draw:connector>
        <draw:frame draw:style-name="gr4" draw:text-style-name="P2" draw:id="id4" draw:layer="layout" svg:width="0.4cm" svg:height="0.446cm" svg:x="13.023cm" svg:y="2.869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13.249cm" svg:y1="1.369cm" svg:x2="13.223cm" svg:y2="2.869cm" draw:start-shape="id3" draw:start-glue-point="2" draw:end-shape="id4" draw:end-glue-point="0">
          <text:p text:style-name="P1"/>
        </draw:connector>
        <draw:connector draw:style-name="gr3" draw:text-style-name="P3" draw:layer="layout" draw:type="line" svg:x1="5.074cm" svg:y1="3.313cm" svg:x2="5.003cm" svg:y2="4.369cm" draw:start-shape="id2" draw:start-glue-point="2" draw:end-shape="id5" draw:end-glue-point="0">
          <text:p text:style-name="P1"/>
        </draw:connector>
        <draw:frame draw:style-name="gr5" draw:text-style-name="P4" draw:id="id5" draw:layer="layout" svg:width="0.32cm" svg:height="0.446cm" svg:x="4.843cm" svg:y="4.369cm">
          <draw:text-box>
            <text:p text:style-name="P1"><text:span text:style-name="T3">…</text:span></text:p>
          </draw:text-box>
        </draw:frame>
        <draw:frame draw:style-name="gr6" draw:text-style-name="P5" draw:id="id6" draw:layer="layout" svg:width="0.891cm" svg:height="0.446cm" svg:x="6.423cm" svg:y="2.869cm">
          <draw:text-box>
            <text:p text:style-name="P1"><text:span text:style-name="T1">inithist</text:span></text:p>
          </draw:text-box>
        </draw:frame>
        <draw:frame draw:style-name="gr7" draw:text-style-name="P5" draw:layer="layout" svg:width="0.002cm" svg:height="1.025cm" svg:x="6.395cm" svg:y="3.086cm">
          <draw:text-box>
            <text:p text:style-name="P1"/>
          </draw:text-box>
        </draw:frame>
        <draw:connector draw:style-name="gr3" draw:text-style-name="P3" draw:layer="layout" draw:type="line" svg:x1="13.249cm" svg:y1="1.369cm" svg:x2="6.868cm" svg:y2="2.869cm" draw:start-shape="id1" draw:start-glue-point="2" draw:end-shape="id6" draw:end-glue-point="0">
          <text:p text:style-name="P1"/>
        </draw:connector>
        <draw:connector draw:style-name="gr3" draw:text-style-name="P3" draw:layer="layout" draw:type="line" svg:x1="6.868cm" svg:y1="3.315cm" svg:x2="6.912cm" svg:y2="4.369cm" draw:start-shape="id6" draw:start-glue-point="2" draw:end-shape="id7" draw:end-glue-point="0">
          <text:p text:style-name="P1"/>
        </draw:connector>
        <draw:frame draw:style-name="gr5" draw:text-style-name="P5" draw:id="id7" draw:layer="layout" svg:width="0.32cm" svg:height="0.446cm" svg:x="6.752cm" svg:y="4.369cm">
          <draw:text-box>
            <text:p text:style-name="P1"><text:span text:style-name="T2">…</text:span></text:p>
          </draw:text-box>
        </draw:frame>
        <draw:frame draw:style-name="gr8" draw:text-style-name="P5" draw:id="id8" draw:layer="layout" svg:width="1.213cm" svg:height="0.446cm" svg:x="7.723cm" svg:y="2.869cm">
          <draw:text-box>
            <text:p text:style-name="P1"><text:span text:style-name="T1">initdynav</text:span></text:p>
          </draw:text-box>
        </draw:frame>
        <draw:connector draw:style-name="gr3" draw:text-style-name="P3" draw:layer="layout" draw:type="line" svg:x1="13.249cm" svg:y1="1.369cm" svg:x2="8.329cm" svg:y2="2.869cm" draw:start-shape="id1" draw:start-glue-point="2" draw:end-shape="id8" draw:end-glue-point="0">
          <text:p text:style-name="P1"/>
        </draw:connector>
        <draw:connector draw:style-name="gr3" draw:text-style-name="P3" draw:layer="layout" draw:type="line" svg:x1="8.329cm" svg:y1="3.315cm" svg:x2="8.247cm" svg:y2="4.303cm" draw:start-shape="id8" draw:start-glue-point="2" draw:end-shape="id9" draw:end-glue-point="0">
          <text:p text:style-name="P1"/>
        </draw:connector>
        <draw:frame draw:style-name="gr5" draw:text-style-name="P5" draw:id="id9" draw:layer="layout" svg:width="0.32cm" svg:height="0.446cm" svg:x="8.087cm" svg:y="4.303cm">
          <draw:text-box>
            <text:p text:style-name="P1"><text:span text:style-name="T2">…</text:span></text:p>
          </draw:text-box>
        </draw:frame>
        <draw:frame draw:style-name="gr9" draw:text-style-name="P2" draw:id="id10" draw:layer="layout" svg:width="1.069cm" svg:height="0.446cm" svg:x="17.123cm" svg:y="2.869cm">
          <draw:text-box>
            <text:p text:style-name="P1"><text:span text:style-name="T2">leapfrog</text:span></text:p>
          </draw:text-box>
        </draw:frame>
        <draw:connector draw:style-name="gr3" draw:text-style-name="P3" draw:layer="layout" draw:type="line" svg:x1="13.249cm" svg:y1="1.369cm" svg:x2="17.657cm" svg:y2="2.869cm" draw:end-shape="id10" draw:end-glue-point="0">
          <text:p text:style-name="P1"/>
        </draw:connector>
        <draw:connector draw:style-name="gr3" draw:text-style-name="P3" draw:layer="layout" draw:type="line" svg:x1="17.657cm" svg:y1="3.315cm" svg:x2="17.263cm" svg:y2="4.169cm" draw:start-shape="id10" draw:start-glue-point="2" draw:end-shape="id11" draw:end-glue-point="0">
          <text:p text:style-name="P1"/>
        </draw:connector>
        <draw:frame draw:style-name="gr5" draw:text-style-name="P5" draw:id="id11" draw:layer="layout" svg:width="0.32cm" svg:height="0.446cm" svg:x="17.103cm" svg:y="4.169cm">
          <draw:text-box>
            <text:p text:style-name="P1"><text:span text:style-name="T2">…</text:span></text:p>
          </draw:text-box>
        </draw:frame>
        <draw:connector draw:style-name="gr3" draw:text-style-name="P3" draw:id="id22" draw:layer="layout" draw:type="line" svg:x1="17.657cm" svg:y1="3.315cm" svg:x2="18.647cm" svg:y2="4.269cm" draw:end-shape="id12" draw:end-glue-point="0">
          <text:p text:style-name="P1"/>
        </draw:connector>
        <draw:frame draw:style-name="gr10" draw:text-style-name="P5" draw:id="id12" draw:layer="layout" svg:width="0.688cm" svg:height="0.446cm" svg:x="18.303cm" svg:y="4.269cm">
          <draw:text-box>
            <text:p text:style-name="P1"><text:span text:style-name="T2">calfis</text:span></text:p>
          </draw:text-box>
        </draw:frame>
        <draw:connector draw:style-name="gr3" draw:text-style-name="P3" draw:layer="layout" draw:type="line" svg:x1="18.647cm" svg:y1="4.715cm" svg:x2="19.463cm" svg:y2="5.569cm" draw:start-shape="id12" draw:start-glue-point="2" draw:end-shape="id13" draw:end-glue-point="0">
          <text:p text:style-name="P1"/>
        </draw:connector>
        <draw:frame draw:style-name="gr5" draw:text-style-name="P5" draw:id="id13" draw:layer="layout" svg:width="0.32cm" svg:height="0.446cm" svg:x="19.303cm" svg:y="5.569cm">
          <draw:text-box>
            <text:p text:style-name="P1"><text:span text:style-name="T2">…</text:span></text:p>
          </draw:text-box>
        </draw:frame>
        <draw:frame draw:style-name="gr11" draw:text-style-name="P5" draw:id="id14" draw:layer="layout" svg:width="1.717cm" svg:height="0.446cm" svg:x="2.423cm" svg:y="2.869cm">
          <draw:text-box>
            <text:p text:style-name="P1"><text:span text:style-name="T1">init_dyn_phy</text:span></text:p>
          </draw:text-box>
        </draw:frame>
        <draw:connector draw:style-name="gr3" draw:text-style-name="P3" draw:layer="layout" draw:type="line" svg:x1="13.249cm" svg:y1="1.369cm" svg:x2="3.281cm" svg:y2="2.869cm" draw:start-shape="id1" draw:start-glue-point="2" draw:end-shape="id14" draw:end-glue-point="0">
          <text:p text:style-name="P1"/>
        </draw:connector>
        <draw:frame draw:style-name="gr12" draw:text-style-name="P5" draw:id="id15" draw:layer="layout" svg:width="1.28cm" svg:height="0.446cm" svg:x="0.623cm" svg:y="2.869cm">
          <draw:text-box>
            <text:p text:style-name="P1"><text:span text:style-name="T1">iniadvtrac</text:span></text:p>
          </draw:text-box>
        </draw:frame>
        <draw:connector draw:style-name="gr3" draw:text-style-name="P3" draw:layer="layout" draw:type="line" svg:x1="1.263cm" svg:y1="3.315cm" svg:x2="1.263cm" svg:y2="4.006cm" draw:start-shape="id15" draw:start-glue-point="2" draw:end-shape="id16" draw:end-glue-point="0">
          <text:p text:style-name="P1"/>
        </draw:connector>
        <draw:frame draw:style-name="gr5" draw:text-style-name="P5" draw:id="id16" draw:layer="layout" svg:width="0.32cm" svg:height="0.446cm" svg:x="1.103cm" svg:y="4.006cm">
          <draw:text-box>
            <text:p text:style-name="P1"><text:span text:style-name="T2">…</text:span></text:p>
          </draw:text-box>
        </draw:frame>
        <draw:connector draw:style-name="gr3" draw:text-style-name="P6" draw:layer="layout" draw:type="line" svg:x1="13.249cm" svg:y1="1.369cm" svg:x2="1.263cm" svg:y2="2.869cm" draw:start-shape="id1" draw:start-glue-point="2" draw:end-shape="id15" draw:end-glue-point="0">
          <text:p text:style-name="P1"/>
        </draw:connector>
        <draw:frame draw:style-name="gr13" draw:text-style-name="P7" draw:id="id17" draw:layer="layout" svg:width="1.378cm" svg:height="0.446cm" svg:x="2.945cm" svg:y="1.564cm">
          <draw:text-box>
            <text:p text:style-name="P1"><text:span text:style-name="T4">traceur.def</text:span></text:p>
          </draw:text-box>
        </draw:frame>
        <draw:connector draw:style-name="gr14" draw:text-style-name="P3" draw:layer="layout" draw:type="curve" svg:x1="2.945cm" svg:y1="1.787cm" svg:x2="1.903cm" svg:y2="3.092cm" draw:start-shape="id17" draw:start-glue-point="3" draw:end-shape="id15" draw:end-glue-point="1">
          <text:p text:style-name="P1"/>
        </draw:connector>
        <draw:frame draw:style-name="gr15" draw:text-style-name="P5" draw:id="id18" draw:layer="layout" svg:width="0.857cm" svg:height="0.446cm" svg:x="17.723cm" svg:y="5.553cm">
          <draw:text-box>
            <text:p text:style-name="P1"><text:span text:style-name="T1">physiq</text:span></text:p>
          </draw:text-box>
        </draw:frame>
        <draw:connector draw:style-name="gr3" draw:text-style-name="P3" draw:layer="layout" draw:type="line" svg:x1="18.647cm" svg:y1="4.715cm" svg:x2="18.151cm" svg:y2="5.553cm" draw:start-shape="id12" draw:start-glue-point="2" draw:end-shape="id18" draw:end-glue-point="0">
          <text:p text:style-name="P1"/>
        </draw:connector>
        <draw:connector draw:style-name="gr3" draw:text-style-name="P3" draw:layer="layout" draw:type="line" svg:x1="18.151cm" svg:y1="5.999cm" svg:x2="16.583cm" svg:y2="6.769cm" draw:start-shape="id18" draw:start-glue-point="2" draw:end-shape="id19" draw:end-glue-point="0">
          <text:p text:style-name="P1"/>
        </draw:connector>
        <draw:frame draw:style-name="gr5" draw:text-style-name="P5" draw:id="id19" draw:layer="layout" svg:width="0.32cm" svg:height="0.446cm" svg:x="16.423cm" svg:y="6.769cm">
          <draw:text-box>
            <text:p text:style-name="P1"><text:span text:style-name="T2">…</text:span></text:p>
          </draw:text-box>
        </draw:frame>
        <draw:frame draw:style-name="gr16" draw:text-style-name="P5" draw:id="id20" draw:layer="layout" svg:width="0.963cm" svg:height="0.446cm" svg:x="18.592cm" svg:y="6.848cm">
          <draw:text-box>
            <text:p text:style-name="P1"><text:span text:style-name="T1">phytrac</text:span></text:p>
          </draw:text-box>
        </draw:frame>
        <draw:connector draw:style-name="gr3" draw:text-style-name="P3" draw:layer="layout" draw:type="line" svg:x1="18.151cm" svg:y1="5.999cm" svg:x2="19.073cm" svg:y2="6.848cm" draw:start-shape="id18" draw:start-glue-point="2" draw:end-shape="id20" draw:end-glue-point="0">
          <text:p text:style-name="P1"/>
        </draw:connector>
        <draw:connector draw:style-name="gr3" draw:text-style-name="P3" draw:layer="layout" draw:type="line" svg:x1="19.073cm" svg:y1="7.294cm" svg:x2="18.883cm" svg:y2="8.069cm" draw:start-shape="id20" draw:start-glue-point="2" draw:end-shape="id21" draw:end-glue-point="0">
          <text:p text:style-name="P1"/>
        </draw:connector>
        <draw:frame draw:style-name="gr5" draw:text-style-name="P5" draw:id="id21" draw:layer="layout" svg:width="0.32cm" svg:height="0.446cm" svg:x="18.723cm" svg:y="8.069cm">
          <draw:text-box>
            <text:p text:style-name="P1"><text:span text:style-name="T2">…</text:span></text:p>
          </draw:text-box>
        </draw:frame>
        <draw:frame draw:style-name="gr17" draw:text-style-name="P5" draw:id="id23" draw:layer="layout" svg:width="1.31cm" svg:height="0.446cm" svg:x="19.907cm" svg:y="4.269cm">
          <draw:text-box>
            <text:p text:style-name="P1"><text:span text:style-name="T1">caladvtrac</text:span></text:p>
          </draw:text-box>
        </draw:frame>
        <draw:connector draw:style-name="gr3" draw:text-style-name="P3" draw:layer="layout" draw:type="line" svg:x1="17.657cm" svg:y1="3.315cm" svg:x2="20.562cm" svg:y2="4.269cm" draw:start-shape="id22" draw:start-glue-point="2" draw:end-shape="id23" draw:end-glue-point="0">
          <text:p text:style-name="P1"/>
        </draw:connector>
        <draw:connector draw:style-name="gr3" draw:text-style-name="P3" draw:layer="layout" draw:type="line" svg:x1="20.562cm" svg:y1="4.715cm" svg:x2="22.063cm" svg:y2="5.569cm" draw:start-shape="id23" draw:start-glue-point="2" draw:end-shape="id24" draw:end-glue-point="0">
          <text:p text:style-name="P1"/>
        </draw:connector>
        <draw:frame draw:style-name="gr5" draw:text-style-name="P5" draw:id="id24" draw:layer="layout" svg:width="0.32cm" svg:height="0.446cm" svg:x="21.903cm" svg:y="5.569cm">
          <draw:text-box>
            <text:p text:style-name="P1"><text:span text:style-name="T2">…</text:span></text:p>
          </draw:text-box>
        </draw:frame>
        <draw:frame draw:style-name="gr18" draw:text-style-name="P5" draw:id="id25" draw:layer="layout" svg:width="0.942cm" svg:height="0.446cm" svg:x="20.523cm" svg:y="5.562cm">
          <draw:text-box>
            <text:p text:style-name="P1"><text:span text:style-name="T1">advtrac</text:span></text:p>
          </draw:text-box>
        </draw:frame>
        <draw:connector draw:style-name="gr3" draw:text-style-name="P3" draw:layer="layout" draw:type="line" svg:x1="20.562cm" svg:y1="4.715cm" svg:x2="20.994cm" svg:y2="5.562cm" draw:start-shape="id23" draw:start-glue-point="2" draw:end-shape="id25" draw:end-glue-point="0">
          <text:p text:style-name="P1"/>
        </draw:connector>
        <draw:connector draw:style-name="gr3" draw:text-style-name="P3" draw:layer="layout" draw:type="line" svg:x1="20.994cm" svg:y1="6.008cm" svg:x2="20.963cm" svg:y2="6.869cm" draw:start-shape="id25" draw:start-glue-point="2" draw:end-shape="id26" draw:end-glue-point="0">
          <text:p text:style-name="P1"/>
        </draw:connector>
        <draw:frame draw:style-name="gr5" draw:text-style-name="P5" draw:id="id26" draw:layer="layout" svg:width="0.32cm" svg:height="0.446cm" svg:x="20.803cm" svg:y="6.869cm">
          <draw:text-box>
            <text:p text:style-name="P1"><text:span text:style-name="T2">…</text:span></text:p>
          </draw:text-box>
        </draw:frame>
        <draw:frame draw:style-name="gr19" draw:text-style-name="P2" draw:id="id27" draw:layer="layout" svg:width="1.014cm" svg:height="0.446cm" svg:x="21.506cm" svg:y="2.911cm">
          <draw:text-box>
            <text:p text:style-name="P1"><text:span text:style-name="T1">iniconst</text:span></text:p>
          </draw:text-box>
        </draw:frame>
        <draw:connector draw:style-name="gr3" draw:text-style-name="P3" draw:layer="layout" draw:type="line" svg:x1="13.249cm" svg:y1="1.369cm" svg:x2="22.013cm" svg:y2="2.911cm" draw:end-shape="id27" draw:end-glue-point="0">
          <text:p text:style-name="P1"/>
        </draw:connector>
        <draw:frame draw:style-name="gr4" draw:text-style-name="P2" draw:id="id28" draw:layer="layout" svg:width="0.4cm" svg:height="0.446cm" svg:x="24.023cm" svg:y="4.169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22.013cm" svg:y1="3.357cm" svg:x2="24.223cm" svg:y2="4.169cm" draw:start-shape="id27" draw:start-glue-point="2" draw:end-shape="id28" draw:end-glue-point="0">
          <text:p text:style-name="P1"/>
        </draw:connector>
        <draw:frame draw:style-name="gr4" draw:text-style-name="P2" draw:id="id29" draw:layer="layout" svg:width="0.874cm" svg:height="0.446cm" svg:x="22.423cm" svg:y="4.169cm">
          <draw:text-box>
            <text:p text:style-name="P1"><text:span text:style-name="T2">disvert</text:span></text:p>
          </draw:text-box>
        </draw:frame>
        <draw:connector draw:style-name="gr3" draw:text-style-name="P3" draw:layer="layout" draw:type="line" svg:x1="22.013cm" svg:y1="3.357cm" svg:x2="22.86cm" svg:y2="4.169cm" draw:start-shape="id27" draw:start-glue-point="2" draw:end-shape="id29" draw:end-glue-point="0">
          <text:p text:style-name="P1"/>
        </draw:connector>
        <draw:frame draw:style-name="gr4" draw:text-style-name="P2" draw:id="id30" draw:layer="layout" svg:width="0.4cm" svg:height="0.446cm" svg:x="23.423cm" svg:y="5.669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22.86cm" svg:y1="4.615cm" svg:x2="23.623cm" svg:y2="5.669cm" draw:start-shape="id29" draw:start-glue-point="2" draw:end-shape="id30" draw:end-glue-point="0">
          <text:p text:style-name="P1"/>
        </draw:connector>
        <draw:frame draw:style-name="gr19" draw:text-style-name="P2" draw:id="id31" draw:layer="layout" svg:width="1.196cm" svg:height="0.446cm" svg:x="25.306cm" svg:y="2.811cm">
          <draw:text-box>
            <text:p text:style-name="P1"><text:span text:style-name="T1">iniphysiq</text:span></text:p>
          </draw:text-box>
        </draw:frame>
        <draw:connector draw:style-name="gr3" draw:text-style-name="P3" draw:id="id1" draw:layer="layout" draw:type="line" svg:x1="13.249cm" svg:y1="1.369cm" svg:x2="25.904cm" svg:y2="2.811cm" draw:end-shape="id31" draw:end-glue-point="0">
          <text:p text:style-name="P1"/>
        </draw:connector>
        <draw:frame draw:style-name="gr4" draw:text-style-name="P2" draw:id="id32" draw:layer="layout" svg:width="0.4cm" svg:height="0.446cm" svg:x="25.423cm" svg:y="4.269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25.904cm" svg:y1="3.257cm" svg:x2="25.623cm" svg:y2="4.269cm" draw:start-shape="id31" draw:start-glue-point="2" draw:end-shape="id32" draw:end-glue-point="0">
          <text:p text:style-name="P1"/>
        </draw:connector>
        <draw:frame draw:style-name="gr4" draw:text-style-name="P2" draw:id="id33" draw:layer="layout" svg:width="0.887cm" svg:height="0.446cm" svg:x="26.523cm" svg:y="4.269cm">
          <draw:text-box>
            <text:p text:style-name="P1"><text:span text:style-name="T2">suphec</text:span></text:p>
          </draw:text-box>
        </draw:frame>
        <draw:connector draw:style-name="gr3" draw:text-style-name="P3" draw:layer="layout" draw:type="line" svg:x1="25.904cm" svg:y1="3.257cm" svg:x2="26.966cm" svg:y2="4.269cm" draw:start-shape="id31" draw:start-glue-point="2" draw:end-shape="id33" draw:end-glue-point="0">
          <text:p text:style-name="P1"/>
        </draw:connector>
        <draw:frame draw:style-name="gr4" draw:text-style-name="P2" draw:id="id34" draw:layer="layout" svg:width="0.4cm" svg:height="0.446cm" svg:x="26.723cm" svg:y="5.569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26.966cm" svg:y1="4.715cm" svg:x2="26.923cm" svg:y2="5.569cm" draw:start-shape="id33" draw:start-glue-point="2" draw:end-shape="id34" draw:end-glue-point="0">
          <text:p text:style-name="P1"/>
        </draw:connector>
        <draw:frame draw:style-name="gr20" draw:text-style-name="P5" draw:id="id35" draw:layer="layout" svg:width="1.035cm" svg:height="0.39cm" svg:x="14.123cm" svg:y="5.723cm">
          <draw:text-box>
            <text:p text:style-name="P1"><text:span text:style-name="T1">inigrads</text:span></text:p>
          </draw:text-box>
        </draw:frame>
        <draw:connector draw:style-name="gr3" draw:text-style-name="P3" draw:layer="layout" draw:type="line" svg:x1="14.64cm" svg:y1="6.113cm" svg:x2="14.583cm" svg:y2="7.223cm" draw:start-shape="id35" draw:start-glue-point="2" draw:end-shape="id36" draw:end-glue-point="0">
          <text:p text:style-name="P1"/>
        </draw:connector>
        <draw:frame draw:style-name="gr5" draw:text-style-name="P5" draw:id="id36" draw:layer="layout" svg:width="0.32cm" svg:height="0.446cm" svg:x="14.423cm" svg:y="7.223cm">
          <draw:text-box>
            <text:p text:style-name="P1"><text:span text:style-name="T2">…</text:span></text:p>
          </draw:text-box>
        </draw:frame>
        <draw:frame draw:style-name="gr20" draw:text-style-name="P5" draw:id="id37" draw:layer="layout" svg:width="1.285cm" svg:height="0.39cm" svg:x="13.328cm" svg:y="4.323cm">
          <draw:text-box>
            <text:p text:style-name="P1"><text:span text:style-name="T1">bilan_dyn</text:span></text:p>
          </draw:text-box>
        </draw:frame>
        <draw:connector draw:style-name="gr3" draw:text-style-name="P3" draw:layer="layout" draw:type="line" svg:x1="13.97cm" svg:y1="4.713cm" svg:x2="14.64cm" svg:y2="5.723cm" draw:start-shape="id37" draw:start-glue-point="2" draw:end-shape="id35" draw:end-glue-point="0">
          <text:p text:style-name="P1"/>
        </draw:connector>
        <draw:frame draw:style-name="gr20" draw:text-style-name="P5" draw:id="id38" draw:layer="layout" svg:width="0.713cm" svg:height="0.39cm" svg:x="15.356cm" svg:y="4.315cm">
          <draw:text-box>
            <text:p text:style-name="P1"><text:span text:style-name="T1">guide</text:span></text:p>
          </draw:text-box>
        </draw:frame>
        <draw:connector draw:style-name="gr3" draw:text-style-name="P3" draw:layer="layout" draw:type="line" svg:x1="15.712cm" svg:y1="4.705cm" svg:x2="14.64cm" svg:y2="5.723cm" draw:start-shape="id38" draw:start-glue-point="2" draw:end-shape="id35" draw:end-glue-point="0">
          <text:p text:style-name="P1"/>
        </draw:connector>
        <draw:connector draw:style-name="gr3" draw:text-style-name="P3" draw:layer="layout" draw:type="line" svg:x1="13.97cm" svg:y1="4.713cm" svg:x2="12.963cm" svg:y2="5.723cm" draw:start-shape="id37" draw:start-glue-point="2" draw:end-shape="id39" draw:end-glue-point="0">
          <text:p text:style-name="P1"/>
        </draw:connector>
        <draw:frame draw:style-name="gr5" draw:text-style-name="P5" draw:id="id39" draw:layer="layout" svg:width="0.32cm" svg:height="0.446cm" svg:x="12.803cm" svg:y="5.723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15.712cm" svg:y1="4.705cm" svg:x2="16.463cm" svg:y2="5.723cm" draw:start-shape="id38" draw:start-glue-point="2" draw:end-shape="id40" draw:end-glue-point="0">
          <text:p text:style-name="P1"/>
        </draw:connector>
        <draw:frame draw:style-name="gr5" draw:text-style-name="P5" draw:id="id40" draw:layer="layout" svg:width="0.32cm" svg:height="0.446cm" svg:x="16.303cm" svg:y="5.723cm">
          <draw:text-box>
            <text:p text:style-name="P1"><text:span text:style-name="T2">…</text:span></text:p>
          </draw:text-box>
        </draw:frame>
        <draw:connector draw:style-name="gr3" draw:text-style-name="P3" draw:layer="layout" draw:type="line" svg:x1="17.657cm" svg:y1="3.315cm" svg:x2="13.97cm" svg:y2="4.323cm" draw:start-shape="id22" draw:start-glue-point="2" draw:end-shape="id37" draw:end-glue-point="0">
          <text:p text:style-name="P1"/>
        </draw:connector>
        <draw:connector draw:style-name="gr3" draw:text-style-name="P3" draw:layer="layout" draw:type="line" svg:x1="17.657cm" svg:y1="3.315cm" svg:x2="15.712cm" svg:y2="4.315cm" draw:start-shape="id22" draw:start-glue-point="2" draw:end-shape="id38" draw:end-glue-point="0">
          <text:p text:style-name="P1"/>
        </draw:connector>
        <draw:frame draw:style-name="gr20" draw:text-style-name="P5" draw:id="id41" draw:layer="layout" svg:width="0.912cm" svg:height="0.39cm" svg:x="11.523cm" svg:y="4.323cm">
          <draw:text-box>
            <text:p text:style-name="P1"><text:span text:style-name="T1">integrd</text:span></text:p>
          </draw:text-box>
        </draw:frame>
        <draw:connector draw:style-name="gr3" draw:text-style-name="P3" draw:layer="layout" draw:type="line" svg:x1="17.657cm" svg:y1="3.315cm" svg:x2="11.979cm" svg:y2="4.323cm" draw:start-shape="id22" draw:start-glue-point="2" draw:end-shape="id41" draw:end-glue-point="0">
          <text:p text:style-name="P1"/>
        </draw:connector>
        <draw:connector draw:style-name="gr3" draw:text-style-name="P3" draw:layer="layout" draw:type="line" svg:x1="11.979cm" svg:y1="4.713cm" svg:x2="11.763cm" svg:y2="5.723cm" draw:start-shape="id41" draw:start-glue-point="2" draw:end-shape="id42" draw:end-glue-point="0">
          <text:p text:style-name="P1"/>
        </draw:connector>
        <draw:frame draw:style-name="gr5" draw:text-style-name="P5" draw:id="id42" draw:layer="layout" svg:width="0.32cm" svg:height="0.446cm" svg:x="11.603cm" svg:y="5.723cm">
          <draw:text-box>
            <text:p text:style-name="P1"><text:span text:style-name="T2">…</text:span></text:p>
          </draw:text-box>
        </draw:frame>
        <draw:frame draw:style-name="gr20" draw:text-style-name="P5" draw:id="id43" draw:layer="layout" svg:width="1.276cm" svg:height="0.39cm" svg:x="10.023cm" svg:y="2.923cm">
          <draw:text-box>
            <text:p text:style-name="P1"><text:span text:style-name="T1">conf_gcm</text:span></text:p>
          </draw:text-box>
        </draw:frame>
        <draw:connector draw:style-name="gr3" draw:text-style-name="P3" draw:layer="layout" draw:type="line" svg:x1="13.249cm" svg:y1="1.369cm" svg:x2="10.661cm" svg:y2="2.923cm" draw:start-shape="id1" draw:start-glue-point="2" draw:end-shape="id43" draw:end-glue-point="0">
          <text:p text:style-name="P1"/>
        </draw:connector>
        <draw:connector draw:style-name="gr3" draw:text-style-name="P3" draw:layer="layout" draw:type="line" svg:x1="10.661cm" svg:y1="3.313cm" svg:x2="10.117cm" svg:y2="4.273cm" draw:start-shape="id43" draw:start-glue-point="2" draw:end-shape="id44" draw:end-glue-point="0">
          <text:p text:style-name="P1"/>
        </draw:connector>
        <draw:frame draw:style-name="gr5" draw:text-style-name="P5" draw:id="id44" draw:layer="layout" svg:width="0.32cm" svg:height="0.446cm" svg:x="9.957cm" svg:y="4.273cm">
          <draw:text-box>
            <text:p text:style-name="P1"><text:span text:style-name="T2">…</text:span></text:p>
          </draw:text-box>
        </draw:frame>
        <draw:frame draw:style-name="gr16" draw:text-style-name="P5" draw:id="id45" draw:layer="layout" svg:width="1.162cm" svg:height="0.446cm" svg:x="17.192cm" svg:y="6.848cm">
          <draw:text-box>
            <text:p text:style-name="P1"><text:span text:style-name="T1">hgardfou</text:span></text:p>
          </draw:text-box>
        </draw:frame>
        <draw:connector draw:style-name="gr3" draw:text-style-name="P3" draw:layer="layout" draw:type="line" svg:x1="18.151cm" svg:y1="5.999cm" svg:x2="17.773cm" svg:y2="6.848cm" draw:end-shape="id45" draw:end-glue-point="0">
          <text:p text:style-name="P1"/>
        </draw:connector>
        <draw:connector draw:style-name="gr3" draw:text-style-name="P3" draw:layer="layout" draw:type="line" svg:x1="17.773cm" svg:y1="7.294cm" svg:x2="17.683cm" svg:y2="8.069cm" draw:start-shape="id45" draw:start-glue-point="2" draw:end-shape="id46" draw:end-glue-point="0">
          <text:p text:style-name="P1"/>
        </draw:connector>
        <draw:frame draw:style-name="gr5" draw:text-style-name="P5" draw:id="id46" draw:layer="layout" svg:width="0.32cm" svg:height="0.446cm" svg:x="17.523cm" svg:y="8.069cm">
          <draw:text-box>
            <text:p text:style-name="P1"><text:span text:style-name="T2">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6-02T11:23:27</meta:creation-date>
    <dc:date>2007-11-29T14:08:15</dc:date>
    <dc:language>fr-FR</dc:language>
    <meta:editing-cycles>65</meta:editing-cycles>
    <meta:editing-duration>PT11H18M37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